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771in" fo:margin-left="0.0063in" fo:margin-right="0.0097in" table:align="margins" style:may-break-between-rows="false" style:writing-mode="lr-tb"/>
    </style:style>
    <style:style style:name="t1.A" style:family="table-column">
      <style:table-column-properties style:column-width="0.8215in" style:rel-column-width="8063*"/>
    </style:style>
    <style:style style:name="t1.B" style:family="table-column">
      <style:table-column-properties style:column-width="0.5097in" style:rel-column-width="5002*"/>
    </style:style>
    <style:style style:name="t1.H" style:family="table-column">
      <style:table-column-properties style:column-width="0.5889in" style:rel-column-width="5779*"/>
    </style:style>
    <style:style style:name="t1.I" style:family="table-column">
      <style:table-column-properties style:column-width="0.8111in" style:rel-column-width="7960*"/>
    </style:style>
    <style:style style:name="t1.J" style:family="table-column">
      <style:table-column-properties style:column-width="0.7in" style:rel-column-width="6870*"/>
    </style:style>
    <style:style style:name="t1.K" style:family="table-column">
      <style:table-column-properties style:column-width="0.6979in" style:rel-column-width="6851*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b1" style:family="table">
      <style:table-properties style:width="6.675in" fo:margin-left="0.0063in" fo:margin-right="0.0118in" table:align="margins" style:may-break-between-rows="false" style:writing-mode="lr-tb"/>
    </style:style>
    <style:style style:name="b1.A" style:family="table-column">
      <style:table-column-properties style:column-width="0.8118in" style:rel-column-width="7970*"/>
    </style:style>
    <style:style style:name="b1.B" style:family="table-column">
      <style:table-column-properties style:column-width="0.6708in" style:rel-column-width="6586*"/>
    </style:style>
    <style:style style:name="b1.C" style:family="table-column">
      <style:table-column-properties style:column-width="0.7417in" style:rel-column-width="7281*"/>
    </style:style>
    <style:style style:name="b1.I" style:family="table-column">
      <style:table-column-properties style:column-width="0.7431in" style:rel-column-width="7293*"/>
    </style:style>
    <style:style style:name="b1.1" style:family="table-row">
      <style:table-row-properties style:min-row-height="0.3063in"/>
    </style:style>
    <style:style style:name="b1.A1" style:family="table-cell">
      <style:table-cell-properties style:vertical-align="bottom" fo:padding="0.0201in" fo:border="none"/>
    </style:style>
    <style:style style:name="b1.2" style:family="table-row">
      <style:table-row-properties style:min-row-height="0.2979in"/>
    </style:style>
    <style:style style:name="b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.3" style:family="table-row">
      <style:table-row-properties style:min-row-height="0.2188in"/>
    </style:style>
    <style:style style:name="b1.C3" style:family="table-cell">
      <style:table-cell-properties fo:padding="0.0201in" fo:border-left="0.0007in solid #000000" fo:border-right="none" fo:border-top="none" fo:border-bottom="0.0007in solid #000000"/>
    </style:style>
    <style:style style:name="b1.4" style:family="table-row">
      <style:table-row-properties style:min-row-height="0.2674in"/>
    </style:style>
    <style:style style:name="b1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.A5" style:family="table-cell">
      <style:table-cell-properties fo:padding="0.0201in" fo:border-left="0.0347in solid #000000" fo:border-right="none" fo:border-top="none" fo:border-bottom="0.0007in solid #000000"/>
    </style:style>
    <style:style style:name="b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.A7" style:family="table-cell">
      <style:table-cell-properties fo:padding="0.0201in" fo:border-left="0.0347in solid #000000" fo:border-right="none" fo:border-top="none" fo:border-bottom="0.0347in solid #000000"/>
    </style:style>
    <style:style style:name="b1.B7" style:family="table-cell">
      <style:table-cell-properties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2" style:family="paragraph" style:parent-style-name="Standard"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4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5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0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21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4" style:family="paragraph" style:parent-style-name="Text_20_body"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25" style:family="paragraph" style:parent-style-name="Standard">
      <style:text-properties style:font-name="Arial" fo:font-size="9pt" style:font-size-asian="9pt" style:font-size-complex="9pt"/>
    </style:style>
    <style:style style:name="P26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7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29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30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1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3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3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3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3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9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40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41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42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43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44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47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use-window-font-color="true" style:font-name="Times New Roman" fo:language="en" fo:country="US" style:letter-kerning="true" style:font-name-asian="Times New Roman" style:font-name-complex="Times New Roman"/>
    </style:style>
    <style:style style:name="T6" style:family="text">
      <style:text-properties style:use-window-font-color="true" fo:language="en" fo:country="US" style:letter-kerning="true" style:font-name-asian="Times New Roman" style:font-name-complex="Times New Roman"/>
    </style:style>
    <style:style style:name="T7" style:family="text">
      <style:text-properties style:font-name="Arial" fo:language="ru" fo:country="RU" fo:font-weight="bold" style:font-weight-asian="bold" style:font-name-complex="Arial" style:font-weight-complex="bold"/>
    </style:style>
    <style:style style:name="T8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10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1" style:family="text">
      <style:text-properties style:font-name="Arial" fo:font-size="10pt" fo:language="en" fo:country="US" style:font-size-asian="10pt" style:font-name-complex="Arial"/>
    </style:style>
    <style:style style:name="T12" style:family="text">
      <style:text-properties style:font-name="Arial" fo:font-size="10pt" fo:language="en" fo:country="US" style:font-size-asian="10pt" style:font-name-complex="Arial" style:font-size-complex="10pt"/>
    </style:style>
    <style:style style:name="T13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style="italic" style:font-style-asian="italic" style:font-style-complex="italic"/>
    </style:style>
    <style:style style:name="T16" style:family="text">
      <style:text-properties fo:language="en" fo:country="US" style:font-name-complex="Arial"/>
    </style:style>
    <style:style style:name="T17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fo:language="en" fo:country="US" fo:background-color="transparent"/>
    </style:style>
    <style:style style:name="T19" style:family="text">
      <style:text-properties fo:language="en" fo:country="US" fo:font-style="normal" style:font-style-asian="normal" style:font-style-complex="normal"/>
    </style:style>
    <style:style style:name="T20" style:family="text">
      <style:text-properties style:text-position="super 58%"/>
    </style:style>
    <style:style style:name="T21" style:family="text">
      <style:text-properties style:text-position="super 58%" style:font-name="Times New Roman1" fo:font-style="italic" style:font-style-asian="italic" style:font-style-complex="italic"/>
    </style:style>
    <style:style style:name="T22" style:family="text">
      <style:text-properties style:text-position="super 58%"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style:text-position="sub 58%"/>
    </style:style>
    <style:style style:name="T25" style:family="text">
      <style:text-properties style:text-position="sub 58%" fo:language="en" fo:country="US"/>
    </style:style>
    <style:style style:name="T26" style:family="text">
      <style:text-properties style:text-position="sub 58%" fo:language="en" fo:country="US" fo:font-style="italic" style:font-style-asian="italic" style:font-style-complex="italic"/>
    </style:style>
    <style:style style:name="T27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28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9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30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31" style:family="text">
      <style:text-properties style:text-position="sub 58%" style:font-name="Times New Roman" fo:language="en" fo:country="US" fo:font-style="italic" style:font-style-asian="italic" style:font-name-complex="Symbol" style:font-style-complex="italic"/>
    </style:style>
    <style:style style:name="T32" style:family="text">
      <style:text-properties style:text-position="sub 58%"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33" style:family="text">
      <style:text-properties style:text-position="sub 58%" fo:language="ru" fo:country="RU" fo:font-style="normal" style:font-style-asian="normal" style:font-style-complex="normal"/>
    </style:style>
    <style:style style:name="T34" style:family="text">
      <style:text-properties fo:language="ru" fo:country="RU"/>
    </style:style>
    <style:style style:name="T35" style:family="text">
      <style:text-properties fo:language="ru" fo:country="RU" fo:font-style="italic" style:font-style-asian="italic" style:font-style-complex="italic"/>
    </style:style>
    <style:style style:name="T36" style:family="text">
      <style:text-properties style:font-name="Times New Roman1"/>
    </style:style>
    <style:style style:name="T37" style:family="text">
      <style:text-properties style:font-name="Times New Roman1" fo:font-style="italic" style:font-style-asian="italic" style:font-style-complex="italic"/>
    </style:style>
    <style:style style:name="T38" style:family="text">
      <style:text-properties style:font-name="Times New Roman1" fo:language="ru" fo:country="RU" fo:font-style="italic" style:font-style-asian="italic" style:font-style-complex="italic"/>
    </style:style>
    <style:style style:name="T39" style:family="text">
      <style:text-properties style:font-name="Times New Roman1" fo:language="en" fo:country="US"/>
    </style:style>
    <style:style style:name="T40" style:family="text">
      <style:text-properties style:font-name="Times New Roman1" fo:language="en" fo:country="US" fo:font-style="normal" style:font-style-asian="normal" style:font-style-complex="normal"/>
    </style:style>
    <style:style style:name="T41" style:family="text">
      <style:text-properties style:font-name="Times New Roman" fo:language="en" fo:country="US" fo:background-color="transparent"/>
    </style:style>
    <style:style style:name="T42" style:family="text">
      <style:text-properties style:font-name="Times New Roman" fo:font-size="10pt" fo:language="en" fo:country="US" style:text-underline-style="solid" style:text-underline-width="auto" style:text-underline-color="font-color" fo:font-weight="bold" style:font-size-asian="10pt" style:font-weight-asian="bold" style:font-name-complex="Symbol" style:font-size-complex="10pt"/>
    </style:style>
    <style:style style:name="T43" style:family="text">
      <style:text-properties style:font-name-complex="Arial"/>
    </style:style>
    <style:style style:name="T44" style:family="text">
      <style:text-properties style:text-position="0% 100%" fo:language="en" fo:country="US" fo:font-style="normal" style:font-style-asian="normal" style:font-style-complex="normal"/>
    </style:style>
    <style:style style:name="T45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46" style:family="text">
      <style:text-properties style:text-position="0% 100%" style:font-name="Times New Roman" fo:font-size="12pt" fo:font-style="italic" style:font-size-asian="12pt" style:font-style-asian="italic" style:font-name-complex="Symbol" style:font-size-complex="12pt" style:font-style-complex="italic"/>
    </style:style>
    <style:style style:name="T47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48" style:family="text">
      <style:text-properties style:text-position="0% 100%" style:font-name="Times New Roman" fo:font-style="italic" style:font-style-asian="italic" style:font-name-complex="Symbol" style:font-style-complex="italic"/>
    </style:style>
    <style:style style:name="T49" style:family="text">
      <style:text-properties style:text-position="0% 100%" style:font-name="Times New Roman" fo:language="en" fo:country="US" fo:font-style="italic" style:font-style-asian="italic" style:font-name-complex="Symbol" style:font-style-complex="italic"/>
    </style:style>
    <style:style style:name="T50" style:family="text">
      <style:text-properties style:text-position="0% 100%" fo:font-style="italic" style:font-style-asian="italic" style:font-name-complex="Symbol" style:font-style-complex="italic"/>
    </style:style>
    <style:style style:name="T5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2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style:font-name="Symbol" style:font-name-complex="Symbol"/>
    </style:style>
    <style:style style:name="T55" style:family="text">
      <style:text-properties style:font-name="Arial1" style:font-name-asian="Times New Roman" style:font-name-complex="Arial1" style:font-weight-complex="bold"/>
    </style:style>
    <style:style style:name="T56" style:family="text">
      <style:text-properties style:font-weight-complex="bold"/>
    </style:style>
    <style:style style:name="T57" style:family="text">
      <style:text-properties style:font-name-complex="Symbol"/>
    </style:style>
    <style:style style:name="T58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CALIBRATION CERTIFICATE</text:p>
      <text:p text:style-name="P21"><text:span text:style-name="T4">Type: </text:span><text:span text:style-name="T3">Radiation monitor AT6130</text:span><text:span text:style-name="T13"><text:tab/></text:span><text:span text:style-name="T11">Date of calibration: </text:span><text:span text:style-name="T9">$date</text:span><text:span text:style-name="T8">.</text:span></text:p>
      <text:p text:style-name="P9"/>
      <text:p text:style-name="P6"><text:span text:style-name="T17">S</text:span><text:span text:style-name="T51">/</text:span><text:span text:style-name="T17">N</text:span><text:span text:style-name="T51">: </text:span><text:span text:style-name="T17"><text:s text:c="2"/></text:span><text:span text:style-name="T52">$allSerial</text:span></text:p>
      <text:p text:style-name="P10"/>
      <text:p text:style-name="P3">Measurement limits: </text:p>
      <text:p text:style-name="Standard"><text:span text:style-name="T10">from 0.1 </text:span><text:span text:style-name="T42">µ</text:span><text:span text:style-name="T10">Sv/h to 10 mSv/h, </text:span></text:p>
      <text:p text:style-name="P4">from 10 part./cm<text:span text:style-name="T20">2</text:span><text:span text:style-name="T54"></text:span>min to 1<text:span text:style-name="T54"></text:span>10<text:span text:style-name="T20">4</text:span> part./cm<text:span text:style-name="T20">2</text:span><text:span text:style-name="T54"></text:span>min</text:p>
      <text:p text:style-name="P7"/>
      <text:p text:style-name="P4"><text:span text:style-name="T53">Measurement error: </text:span><text:span text:style-name="T55">±</text:span><text:span text:style-name="T56">20</text:span> %</text:p>
      <text:p text:style-name="P13"/>
      <text:p text:style-name="P3">Operating conditions:</text:p>
      <text:p text:style-name="P30"><text:span text:style-name="T16">- Air temperature<text:tab/></text:span><text:span text:style-name="T43"><text:tab/><text:tab/><text:tab/><text:tab/>+</text:span><text:span text:style-name="T16">$temp</text:span><text:span text:style-name="T43"> °</text:span><text:span text:style-name="T16">C</text:span></text:p>
      <text:p text:style-name="P30"><text:span text:style-name="T16">- Atmospheric pressure<text:tab/></text:span><text:span text:style-name="T16"><text:tab/><text:tab/><text:tab/>98,5 kPa</text:span></text:p>
      <text:p text:style-name="P30"><text:span text:style-name="T16">- Relative humidity<text:tab/><text:tab/></text:span><text:span text:style-name="T16"><text:tab/><text:tab/>$vlag %</text:span></text:p>
      <text:p text:style-name="P31">- Gamma radiation background<text:tab/><text:tab/><text:tab/>$bground <text:s/>nSv/h</text:p>
      <text:p text:style-name="Standard"><text:span text:style-name="Знак_20_примечания"><text:span text:style-name="T58"/></text:span></text:p>
      <text:p text:style-name="P20"><text:span text:style-name="Знак_20_примечания"><text:span text:style-name="T12">$facility_6130e_13+11+b</text:span></text:span></text:p>
      <text:p text:style-name="P12"/>
      <text:p text:style-name="P8">Calibration data</text:p>
      <text:p text:style-name="P11"/>
      <text:p text:style-name="P5">Gamma radiation</text:p>
      <table:table table:name="t1" table:style-name="t1">
        <table:table-column table:style-name="t1.A"/>
        <table:table-column table:style-name="t1.B" table:number-columns-repeated="6"/>
        <table:table-column table:style-name="t1.H"/>
        <table:table-column table:style-name="t1.I"/>
        <table:table-column table:style-name="t1.J"/>
        <table:table-column table:style-name="t1.K"/>
        <table:table-row table:style-name="t1.1">
          <table:table-cell table:style-name="t1.A1" table:number-columns-spanned="11" office:value-type="string">
            <text:p text:style-name="P15"><text:span text:style-name="T1">Radiation monitor AT6130</text:span><text:span text:style-name="T34"> S/</text:span>N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35"><text:span text:style-name="T14">Dose rate at check point</text:span> <text:span text:style-name="T23">Ḣ</text:span><text:span text:style-name="T26">oi</text:span><text:span text:style-name="T44">(10)</text:span></text:p>
          </table:table-cell>
          <table:table-cell table:style-name="t1.B2" table:number-rows-spanned="3" office:value-type="string">
            <text:p text:style-name="P41">Radia-tion source <text:s/>number</text:p>
          </table:table-cell>
          <table:table-cell table:style-name="t1.B2" table:number-rows-spanned="3" office:value-type="string">
            <text:p text:style-name="P36"><text:span text:style-name="T14">Distan-ce to source</text:span>, </text:p>
            <text:p text:style-name="P37">R, сm</text:p>
          </table:table-cell>
          <table:table-cell table:style-name="t1.B2" table:number-columns-spanned="5" office:value-type="string">
            <text:p text:style-name="P44"><text:span text:style-name="T14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6"><text:span text:style-name="T18">Relative gamma radiation <text:s/>measurement</text:span> <text:span text:style-name="T14">error</text:span><text:span text:style-name="T6">, </text:span><text:span text:style-name="T35">θ</text:span><text:span text:style-name="T33">пр</text:span><text:span text:style-name="T26">i</text:span><text:span text:style-name="T34">,</text:span> %</text:p>
          </table:table-cell>
          <table:table-cell table:style-name="t1.B2" table:number-rows-spanned="3" office:value-type="string">
            <text:p text:style-name="P38"><text:span text:style-name="T14">Confidence limit of the intrinsic <text:s/>relative error</text:span> <text:span text:style-name="T19">Δ</text:span><text:span text:style-name="T26">i</text:span><text:span text:style-name="T14">,</text:span> % </text:p>
          </table:table-cell>
          <table:table-cell table:style-name="t1.K2" table:number-rows-spanned="3" office:value-type="string">
            <text:p text:style-name="P32"><text:span text:style-name="T14">Limits of intrinsic relative error</text:span>, % </text:p>
            <text:p text:style-name="P33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44"><text:span text:style-name="T14">Back-ground</text:span>, <text:span text:style-name="T15">nSv</text:span><text:span text:style-name="T23">/</text:span><text:span text:style-name="T15">h</text:span></text:p>
          </table:table-cell>
          <table:table-cell table:style-name="t1.D3" table:number-columns-spanned="3" office:value-type="string">
            <text:p text:style-name="P44"><text:span text:style-name="T14">Measured value</text:span> <text:span text:style-name="T23">Ḣ</text:span><text:span text:style-name="T22">*</text:span><text:span text:style-name="T26">i</text:span><text:span text:style-name="T44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44"><text:span text:style-name="T14">Average value</text:span>, <text:span text:style-name="T15">H</text:span><text:span text:style-name="T26">i</text:span><text:span text:style-name="T44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43"><text:span text:style-name="T23">H</text:span><text:span text:style-name="T24">1</text:span></text:p>
          </table:table-cell>
          <table:table-cell table:style-name="t1.D3" office:value-type="string">
            <text:p text:style-name="P44"><text:span text:style-name="T15">H</text:span><text:span text:style-name="T24">2</text:span></text:p>
          </table:table-cell>
          <table:table-cell table:style-name="t1.D3" office:value-type="string">
            <text:p text:style-name="P44"><text:span text:style-name="T15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26">0,7 µSv/h</text:p>
          </table:table-cell>
          <table:table-cell table:style-name="t1.B5" office:value-type="string">
            <text:p text:style-name="P34">$1-30</text:p>
          </table:table-cell>
          <table:table-cell table:style-name="t1.B5" office:value-type="string">
            <text:p text:style-name="P34">$1-40</text:p>
          </table:table-cell>
          <table:table-cell table:style-name="t1.B5" office:value-type="string">
            <text:p text:style-name="P34">$1-50</text:p>
          </table:table-cell>
          <table:table-cell table:style-name="t1.B5" office:value-type="string">
            <text:p text:style-name="P34">$1-60</text:p>
          </table:table-cell>
          <table:table-cell table:style-name="t1.B5" office:value-type="string">
            <text:p text:style-name="P34">$1-70</text:p>
          </table:table-cell>
          <table:table-cell table:style-name="t1.B5" office:value-type="string">
            <text:p text:style-name="P34">$1-80</text:p>
          </table:table-cell>
          <table:table-cell table:style-name="t1.B5" office:value-type="string">
            <text:p text:style-name="P34">$1-00</text:p>
          </table:table-cell>
          <table:table-cell table:style-name="t1.B5" office:value-type="string">
            <text:p text:style-name="P34">$1-10</text:p>
          </table:table-cell>
          <table:table-cell table:style-name="t1.B5" office:value-type="string">
            <text:p text:style-name="P34">$1-20</text:p>
          </table:table-cell>
          <table:table-cell table:style-name="t1.K5" table:number-rows-spanned="5" office:value-type="string">
            <text:p text:style-name="P36">±<text:span text:style-name="T34">20</text:span></text:p>
          </table:table-cell>
        </table:table-row>
        <table:table-row>
          <table:table-cell table:style-name="t1.A5" office:value-type="string">
            <text:p text:style-name="P26">7 µSv/h</text:p>
          </table:table-cell>
          <table:table-cell table:style-name="t1.B5" office:value-type="string">
            <text:p text:style-name="P34">$1-31</text:p>
          </table:table-cell>
          <table:table-cell table:style-name="t1.B5" office:value-type="string">
            <text:p text:style-name="P34">$1-41</text:p>
          </table:table-cell>
          <table:table-cell table:style-name="t1.B5" office:value-type="string">
            <text:p text:style-name="P34">$1-51</text:p>
          </table:table-cell>
          <table:table-cell table:style-name="t1.B5" office:value-type="string">
            <text:p text:style-name="P34">$1-61</text:p>
          </table:table-cell>
          <table:table-cell table:style-name="t1.B5" office:value-type="string">
            <text:p text:style-name="P34">$1-71</text:p>
          </table:table-cell>
          <table:table-cell table:style-name="t1.B5" office:value-type="string">
            <text:p text:style-name="P34">$1-81</text:p>
          </table:table-cell>
          <table:table-cell table:style-name="t1.B5" office:value-type="string">
            <text:p text:style-name="P34">$1-01</text:p>
          </table:table-cell>
          <table:table-cell table:style-name="t1.B5" office:value-type="string">
            <text:p text:style-name="P34">$1-11</text:p>
          </table:table-cell>
          <table:table-cell table:style-name="t1.B5" office:value-type="string">
            <text:p text:style-name="P34">$1-21</text:p>
          </table:table-cell>
          <table:covered-table-cell/>
        </table:table-row>
        <table:table-row>
          <table:table-cell table:style-name="t1.A5" office:value-type="string">
            <text:p text:style-name="P26">70 µSv/h</text:p>
          </table:table-cell>
          <table:table-cell table:style-name="t1.B5" office:value-type="string">
            <text:p text:style-name="P34">$1-32</text:p>
          </table:table-cell>
          <table:table-cell table:style-name="t1.B5" office:value-type="string">
            <text:p text:style-name="P34">$1-42</text:p>
          </table:table-cell>
          <table:table-cell table:style-name="t1.B5" office:value-type="string">
            <text:p text:style-name="P34">$1-52</text:p>
          </table:table-cell>
          <table:table-cell table:style-name="t1.B5" office:value-type="string">
            <text:p text:style-name="P34">$1-62</text:p>
          </table:table-cell>
          <table:table-cell table:style-name="t1.B5" office:value-type="string">
            <text:p text:style-name="P34">$1-72</text:p>
          </table:table-cell>
          <table:table-cell table:style-name="t1.B5" office:value-type="string">
            <text:p text:style-name="P34">$1-82</text:p>
          </table:table-cell>
          <table:table-cell table:style-name="t1.B5" office:value-type="string">
            <text:p text:style-name="P34">$1-02</text:p>
          </table:table-cell>
          <table:table-cell table:style-name="t1.B5" office:value-type="string">
            <text:p text:style-name="P34">$1-12</text:p>
          </table:table-cell>
          <table:table-cell table:style-name="t1.B5" office:value-type="string">
            <text:p text:style-name="P34">$1-22</text:p>
          </table:table-cell>
          <table:covered-table-cell/>
        </table:table-row>
        <table:table-row>
          <table:table-cell table:style-name="t1.A5" office:value-type="string">
            <text:p text:style-name="P26">0.7 mSv/h</text:p>
          </table:table-cell>
          <table:table-cell table:style-name="t1.B5" office:value-type="string">
            <text:p text:style-name="P34">$1-33</text:p>
          </table:table-cell>
          <table:table-cell table:style-name="t1.B5" office:value-type="string">
            <text:p text:style-name="P34">$1-43</text:p>
          </table:table-cell>
          <table:table-cell table:style-name="t1.B5" office:value-type="string">
            <text:p text:style-name="P34">$1-53</text:p>
          </table:table-cell>
          <table:table-cell table:style-name="t1.B5" office:value-type="string">
            <text:p text:style-name="P34">$1-63</text:p>
          </table:table-cell>
          <table:table-cell table:style-name="t1.B5" office:value-type="string">
            <text:p text:style-name="P34">$1-73</text:p>
          </table:table-cell>
          <table:table-cell table:style-name="t1.B5" office:value-type="string">
            <text:p text:style-name="P34">$1-83</text:p>
          </table:table-cell>
          <table:table-cell table:style-name="t1.B5" office:value-type="string">
            <text:p text:style-name="P34">$1-03</text:p>
          </table:table-cell>
          <table:table-cell table:style-name="t1.B5" office:value-type="string">
            <text:p text:style-name="P34">$1-13</text:p>
          </table:table-cell>
          <table:table-cell table:style-name="t1.B5" office:value-type="string">
            <text:p text:style-name="P34">$1-23</text:p>
          </table:table-cell>
          <table:covered-table-cell/>
        </table:table-row>
        <table:table-row>
          <table:table-cell table:style-name="t1.A9" office:value-type="string">
            <text:p text:style-name="P26">7,0 mSv/h</text:p>
          </table:table-cell>
          <table:table-cell table:style-name="t1.B9" office:value-type="string">
            <text:p text:style-name="P34">$1-34</text:p>
          </table:table-cell>
          <table:table-cell table:style-name="t1.B9" office:value-type="string">
            <text:p text:style-name="P34">$1-44</text:p>
          </table:table-cell>
          <table:table-cell table:style-name="t1.B9" office:value-type="string">
            <text:p text:style-name="P34">$1-54</text:p>
          </table:table-cell>
          <table:table-cell table:style-name="t1.B9" office:value-type="string">
            <text:p text:style-name="P34">$1-64</text:p>
          </table:table-cell>
          <table:table-cell table:style-name="t1.B9" office:value-type="string">
            <text:p text:style-name="P34">$1-74</text:p>
          </table:table-cell>
          <table:table-cell table:style-name="t1.B9" office:value-type="string">
            <text:p text:style-name="P34">$1-84</text:p>
          </table:table-cell>
          <table:table-cell table:style-name="t1.B9" office:value-type="string">
            <text:p text:style-name="P34">$1-04</text:p>
          </table:table-cell>
          <table:table-cell table:style-name="t1.B9" office:value-type="string">
            <text:p text:style-name="P34">$1-14</text:p>
          </table:table-cell>
          <table:table-cell table:style-name="t1.B9" office:value-type="string">
            <text:p text:style-name="P34">$1-24</text:p>
          </table:table-cell>
          <table:covered-table-cell/>
        </table:table-row>
      </table:table>
      <text:p text:style-name="P24"/>
      <text:p text:style-name="P11"/>
      <text:p text:style-name="P5">Beta radiation</text:p>
      <table:table table:name="b1" table:style-name="b1">
        <table:table-column table:style-name="b1.A"/>
        <table:table-column table:style-name="b1.B"/>
        <table:table-column table:style-name="b1.C" table:number-columns-repeated="6"/>
        <table:table-column table:style-name="b1.I"/>
        <table:table-row table:style-name="b1.1">
          <table:table-cell table:style-name="b1.A1" table:number-columns-spanned="9" office:value-type="string">
            <text:p text:style-name="P15"><text:span text:style-name="T1">Radiation monitor AT6130</text:span><text:span text:style-name="T34"> S/</text:span>N $bd_num_b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.2">
          <table:table-cell table:style-name="b1.A2" table:number-rows-spanned="3" office:value-type="string">
            <text:p text:style-name="P39"><text:span text:style-name="T14">Flux density in test point</text:span> <text:span text:style-name="T57">φ</text:span><text:span text:style-name="T24">0</text:span><text:span text:style-name="T25">i</text:span>,</text:p>
            <text:p text:style-name="P40"><text:s/><text:span text:style-name="T15">min</text:span><text:span text:style-name="T20">-1</text:span>·<text:span text:style-name="T15">cm</text:span><text:span text:style-name="T20">-2</text:span></text:p>
          </table:table-cell>
          <table:table-cell table:style-name="b1.B2" table:number-rows-spanned="3" office:value-type="string">
            <text:p text:style-name="P41">Radiation source <text:s/>number</text:p>
          </table:table-cell>
          <table:table-cell table:style-name="b1.B2" table:number-columns-spanned="4" office:value-type="string">
            <text:p text:style-name="P44"><text:span text:style-name="T14">Measured radiation flux density in test point</text:span>, <text:span text:style-name="T45">φ</text:span><text:span text:style-name="T27">i</text:span></text:p>
          </table:table-cell>
          <table:covered-table-cell/>
          <table:covered-table-cell/>
          <table:covered-table-cell/>
          <table:table-cell table:style-name="b1.B2" table:number-rows-spanned="3" office:value-type="string">
            <text:p text:style-name="P36"><text:span text:style-name="T18">Relative <text:s/>measure-ment</text:span> <text:span text:style-name="T14">error</text:span></text:p>
            <text:p text:style-name="P36"><text:span text:style-name="T35">θ</text:span><text:span text:style-name="T33">пр</text:span><text:span text:style-name="T26">i</text:span><text:span text:style-name="T34">,</text:span> %</text:p>
          </table:table-cell>
          <table:table-cell table:style-name="b1.B2" table:number-rows-spanned="3" office:value-type="string">
            <text:p text:style-name="P38"><text:span text:style-name="T14">Confidence limit of the intrinsic <text:s/>relative error</text:span> <text:span text:style-name="T19">Δ</text:span><text:span text:style-name="T26">i</text:span><text:span text:style-name="T14">,</text:span> % </text:p>
          </table:table-cell>
          <table:table-cell table:style-name="b1.I2" table:number-rows-spanned="3" office:value-type="string">
            <text:p text:style-name="P32"><text:span text:style-name="T14">Limits of intrinsic relative error</text:span>, % </text:p>
            <text:p text:style-name="P33">not above</text:p>
          </table:table-cell>
        </table:table-row>
        <table:table-row table:style-name="b1.3">
          <table:covered-table-cell/>
          <table:covered-table-cell/>
          <table:table-cell table:style-name="b1.C3" table:number-columns-spanned="3" office:value-type="string">
            <text:p text:style-name="P46"><text:span text:style-name="T14">Measured value</text:span> <text:span text:style-name="T45">φ</text:span><text:span text:style-name="T27">i</text:span></text:p>
          </table:table-cell>
          <table:covered-table-cell/>
          <table:covered-table-cell/>
          <table:table-cell table:style-name="b1.C3" table:number-rows-spanned="2" office:value-type="string">
            <text:p text:style-name="P46"><text:span text:style-name="T14">Average value</text:span>, <text:span text:style-name="T45">φ</text:span></text:p>
          </table:table-cell>
          <table:covered-table-cell/>
          <table:covered-table-cell/>
          <table:covered-table-cell/>
        </table:table-row>
        <table:table-row table:style-name="b1.4">
          <table:covered-table-cell/>
          <table:covered-table-cell/>
          <table:table-cell table:style-name="b1.C4" office:value-type="string">
            <text:p text:style-name="P45"><text:span text:style-name="T50">φ</text:span><text:span text:style-name="T24">1</text:span></text:p>
          </table:table-cell>
          <table:table-cell table:style-name="b1.C4" office:value-type="string">
            <text:p text:style-name="P46"><text:span text:style-name="T45">φ</text:span><text:span text:style-name="T24">2</text:span></text:p>
          </table:table-cell>
          <table:table-cell table:style-name="b1.C4" office:value-type="string">
            <text:p text:style-name="P46"><text:span text:style-name="T45">φ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.A5" office:value-type="string">
            <text:p text:style-name="P28">β1-90</text:p>
          </table:table-cell>
          <table:table-cell table:style-name="b1.C3" office:value-type="string">
            <text:p text:style-name="P28">β1-30</text:p>
          </table:table-cell>
          <table:table-cell table:style-name="b1.C3" office:value-type="string">
            <text:p text:style-name="P27"><text:span text:style-name="T14">β</text:span>1-60</text:p>
          </table:table-cell>
          <table:table-cell table:style-name="b1.C3" office:value-type="string">
            <text:p text:style-name="P27"><text:span text:style-name="T14">β</text:span>1-70</text:p>
          </table:table-cell>
          <table:table-cell table:style-name="b1.C3" office:value-type="string">
            <text:p text:style-name="P27"><text:span text:style-name="T14">β</text:span>1-80</text:p>
          </table:table-cell>
          <table:table-cell table:style-name="b1.C3" office:value-type="string">
            <text:p text:style-name="P29">β1-00</text:p>
          </table:table-cell>
          <table:table-cell table:style-name="b1.C3" office:value-type="string">
            <text:p text:style-name="P27"><text:span text:style-name="T14">β</text:span>1-10</text:p>
          </table:table-cell>
          <table:table-cell table:style-name="b1.C3" office:value-type="string">
            <text:p text:style-name="P27"><text:span text:style-name="T14">β</text:span>1-20</text:p>
          </table:table-cell>
          <table:table-cell table:style-name="b1.I5" table:number-rows-spanned="3" office:value-type="string">
            <text:p text:style-name="P28">±20</text:p>
          </table:table-cell>
        </table:table-row>
        <table:table-row>
          <table:table-cell table:style-name="b1.A5" office:value-type="string">
            <text:p text:style-name="P28">β1-9<text:span text:style-name="T34">1</text:span></text:p>
          </table:table-cell>
          <table:table-cell table:style-name="b1.C3" office:value-type="string">
            <text:p text:style-name="P28">β1-3<text:span text:style-name="T34">1</text:span></text:p>
          </table:table-cell>
          <table:table-cell table:style-name="b1.C3" office:value-type="string">
            <text:p text:style-name="P27"><text:span text:style-name="T14">β</text:span>1-61</text:p>
          </table:table-cell>
          <table:table-cell table:style-name="b1.C3" office:value-type="string">
            <text:p text:style-name="P27"><text:span text:style-name="T14">β</text:span>1-71</text:p>
          </table:table-cell>
          <table:table-cell table:style-name="b1.C3" office:value-type="string">
            <text:p text:style-name="P27"><text:span text:style-name="T14">β</text:span>1-81</text:p>
          </table:table-cell>
          <table:table-cell table:style-name="b1.C3" office:value-type="string">
            <text:p text:style-name="P29">β1-01</text:p>
          </table:table-cell>
          <table:table-cell table:style-name="b1.C3" office:value-type="string">
            <text:p text:style-name="P27"><text:span text:style-name="T14">β</text:span>1-11</text:p>
          </table:table-cell>
          <table:table-cell table:style-name="b1.C3" office:value-type="string">
            <text:p text:style-name="P27"><text:span text:style-name="T14">β</text:span>1-21</text:p>
          </table:table-cell>
          <table:covered-table-cell/>
        </table:table-row>
        <table:table-row>
          <table:table-cell table:style-name="b1.A7" office:value-type="string">
            <text:p text:style-name="P28">β1-9<text:span text:style-name="T34">2</text:span></text:p>
          </table:table-cell>
          <table:table-cell table:style-name="b1.B7" office:value-type="string">
            <text:p text:style-name="P28">β1-3<text:span text:style-name="T34">2</text:span></text:p>
          </table:table-cell>
          <table:table-cell table:style-name="b1.B7" office:value-type="string">
            <text:p text:style-name="P27"><text:span text:style-name="T14">β</text:span>1-62</text:p>
          </table:table-cell>
          <table:table-cell table:style-name="b1.B7" office:value-type="string">
            <text:p text:style-name="P27"><text:span text:style-name="T14">β</text:span>1-72</text:p>
          </table:table-cell>
          <table:table-cell table:style-name="b1.B7" office:value-type="string">
            <text:p text:style-name="P27"><text:span text:style-name="T14">β</text:span>1-82</text:p>
          </table:table-cell>
          <table:table-cell table:style-name="b1.B7" office:value-type="string">
            <text:p text:style-name="P29">β1-02</text:p>
          </table:table-cell>
          <table:table-cell table:style-name="b1.B7" office:value-type="string">
            <text:p text:style-name="P27"><text:span text:style-name="T14">β</text:span>1-12</text:p>
          </table:table-cell>
          <table:table-cell table:style-name="b1.B7" office:value-type="string">
            <text:p text:style-name="P27"><text:span text:style-name="T14">β</text:span>1-22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6">Calibrated by:</text:p>
          </table:table-cell>
          <table:table-cell table:style-name="Таблица1.A1" office:value-type="string">
            <text:p text:style-name="P17">$calibratedBy</text:p>
          </table:table-cell>
          <table:table-cell table:style-name="Таблица1.A1" office:value-type="string">
            <text:p text:style-name="P23"><text:s text:c="36"/></text:p>
          </table:table-cell>
        </table:table-row>
        <table:table-row>
          <table:table-cell table:style-name="Таблица1.A1" office:value-type="string">
            <text:p text:style-name="P22"/>
          </table:table-cell>
          <table:table-cell table:style-name="Таблица1.A1" office:value-type="string">
            <text:p text:style-name="P22"/>
          </table:table-cell>
          <table:table-cell table:style-name="Таблица1.C2" office:value-type="string">
            <text:p text:style-name="P19">(signature)</text:p>
          </table:table-cell>
        </table:table-row>
        <table:table-row>
          <table:table-cell table:style-name="Таблица1.A1" office:value-type="string">
            <text:p text:style-name="P16">Technical control:</text:p>
          </table:table-cell>
          <table:table-cell table:style-name="Таблица1.A1" office:value-type="string">
            <text:p text:style-name="P18">$controlledBy</text:p>
          </table:table-cell>
          <table:table-cell table:style-name="Таблица1.A1" office:value-type="string">
            <text:p text:style-name="P23"><text:s text:c="36"/></text:p>
          </table:table-cell>
        </table:table-row>
        <table:table-row>
          <table:table-cell table:style-name="Таблица1.A1" office:value-type="string">
            <text:p text:style-name="P22"/>
          </table:table-cell>
          <table:table-cell table:style-name="Таблица1.B4" office:value-type="string">
            <text:p text:style-name="P22"/>
          </table:table-cell>
          <table:table-cell table:style-name="Таблица1.C2" office:value-type="string">
            <text:p text:style-name="P19">(signature)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854in" fo:margin-bottom="0.192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83in" fo:margin-bottom="0.332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AT6130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35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07-14T10:13:15.01</dc:date>
    <meta:print-date>2019-04-03T15:18:00</meta:print-date>
    <meta:editing-cycles>158</meta:editing-cycles>
    <meta:editing-duration>PT11H11M31S</meta:editing-duration>
    <meta:generator>OpenOffice/4.1.6$Win32 OpenOffice.org_project/416m1$Build-9790</meta:generator>
    <meta:document-statistic meta:table-count="3" meta:image-count="1" meta:object-count="0" meta:page-count="1" meta:paragraph-count="133" meta:word-count="272" meta:character-count="1728"/>
  </office:meta>
</office:document-meta>
</file>